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f1297" style:font-size-asian="10pt" style:font-weight-asian="bold" style:font-size-complex="10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4f2349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fo:font-weight="bold" officeooo:paragraph-rsid="0046f30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ourier New" fo:font-size="10pt" fo:font-weight="bold" officeooo:paragraph-rsid="00563b07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paragraph-rsid="004b5477"/>
    </style:style>
    <style:style style:name="P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Times New Roman" fo:font-weight="normal" officeooo:paragraph-rsid="0049f41e" style:font-weight-asian="normal" style:font-weight-complex="normal"/>
    </style:style>
    <style:style style:name="P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Courier New" fo:font-size="10pt" fo:font-weight="bold" officeooo:paragraph-rsid="004f1297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f325b" officeooo:paragraph-rsid="00565b49" style:font-name-asian="CourierNewPSMT" style:font-size-asian="12pt" style:font-name-complex="CourierNewPSMT" style:font-size-complex="12pt"/>
    </style:style>
    <style:style style:name="P1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2d6c92" officeooo:paragraph-rsid="00583212" style:font-name-asian="CourierNewPSMT" style:font-size-asian="12pt" style:font-name-complex="CourierNewPSMT" style:font-size-complex="12pt"/>
    </style:style>
    <style:style style:name="P1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50753" officeooo:paragraph-rsid="00565b49" style:font-name-asian="CourierNewPSMT" style:font-size-asian="12pt" style:font-name-complex="CourierNewPSMT" style:font-size-complex="12pt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1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paragraph-rsid="004e78a5"/>
    </style:style>
    <style:style style:name="P14" style:family="paragraph" style:parent-style-name="Standard">
      <style:text-properties officeooo:rsid="00173a17" officeooo:paragraph-rsid="00173a17"/>
    </style:style>
    <style:style style:name="P15" style:family="paragraph" style:parent-style-name="Standard">
      <style:text-properties officeooo:paragraph-rsid="0046f300"/>
    </style:style>
    <style:style style:name="P16" style:family="paragraph" style:parent-style-name="Standard">
      <style:text-properties officeooo:paragraph-rsid="0047d542"/>
    </style:style>
    <style:style style:name="P17" style:family="paragraph" style:parent-style-name="Standard">
      <style:text-properties officeooo:paragraph-rsid="004f1297"/>
    </style:style>
    <style:style style:name="P18" style:family="paragraph" style:parent-style-name="Standard">
      <style:text-properties officeooo:paragraph-rsid="0054ad2b"/>
    </style:style>
    <style:style style:name="P19" style:family="paragraph" style:parent-style-name="Standard">
      <style:text-properties officeooo:paragraph-rsid="00563b07"/>
    </style:style>
    <style:style style:name="P20" style:family="paragraph" style:parent-style-name="Heading_20_3">
      <style:paragraph-properties style:text-autospace="none">
        <style:tab-stops>
          <style:tab-stop style:position="0.389in"/>
        </style:tab-stops>
      </style:paragraph-properties>
      <style:text-properties style:font-name="Arial" officeooo:paragraph-rsid="0048949e"/>
    </style:style>
    <style:style style:name="P21" style:family="paragraph" style:parent-style-name="Standard">
      <style:text-properties style:font-name="Arial" fo:font-size="18pt" officeooo:rsid="0046f300" officeooo:paragraph-rsid="0046f300" style:font-size-asian="18pt" style:font-size-complex="18pt"/>
    </style:style>
    <style:style style:name="P22" style:family="paragraph" style:parent-style-name="Standard">
      <style:text-properties style:font-name="Arial" fo:font-size="14pt" officeooo:rsid="0046f300" officeooo:paragraph-rsid="0046f300" style:font-size-asian="14pt" style:font-size-complex="14pt"/>
    </style:style>
    <style:style style:name="P23" style:family="paragraph" style:parent-style-name="Standard">
      <style:text-properties style:font-name="Arial" fo:font-size="14pt" fo:font-weight="bold" officeooo:rsid="00565b49" officeooo:paragraph-rsid="00565b49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fo:font-weight="bold" officeooo:rsid="00565b49" officeooo:paragraph-rsid="0061a3bc" style:font-size-asian="14pt" style:font-weight-asian="bold" style:font-size-complex="14pt" style:font-weight-complex="bold"/>
    </style:style>
    <style:style style:name="P25" style:family="paragraph" style:parent-style-name="Standard">
      <style:text-properties officeooo:rsid="0046f300" officeooo:paragraph-rsid="0046f300"/>
    </style:style>
    <style:style style:name="P2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rsid="0046f300" officeooo:paragraph-rsid="0049f41e"/>
    </style:style>
    <style:style style:name="P2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rsid="0046f300" officeooo:paragraph-rsid="004f1297"/>
    </style:style>
    <style:style style:name="P28" style:family="paragraph" style:parent-style-name="Standard">
      <style:text-properties officeooo:rsid="0046f300" officeooo:paragraph-rsid="005bdd93"/>
    </style:style>
    <style:style style:name="P29" style:family="paragraph" style:parent-style-name="Standard">
      <style:text-properties style:font-name="Courier New" fo:font-size="10pt" fo:font-weight="bold" officeooo:rsid="0046f300" officeooo:paragraph-rsid="0046f300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rsid="004f2349" officeooo:paragraph-rsid="004f2349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rsid="0047d542" officeooo:paragraph-rsid="0047d542"/>
    </style:style>
    <style:style style:name="P3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48949e" officeooo:paragraph-rsid="0048949e" style:font-name-asian="Helvetica" style:font-size-asian="12pt" style:font-weight-asian="normal" style:font-name-complex="Helvetica" style:font-size-complex="12pt" style:font-weight-complex="normal"/>
    </style:style>
    <style:style style:name="P3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49f41e" officeooo:paragraph-rsid="0049f41e" style:font-name-asian="Helvetica" style:font-size-asian="12pt" style:font-weight-asian="normal" style:font-name-complex="Helvetica" style:font-size-complex="12pt" style:font-weight-complex="normal"/>
    </style:style>
    <style:style style:name="P3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59df8d" officeooo:paragraph-rsid="0049f41e" style:font-name-asian="Helvetica" style:font-size-asian="12pt" style:font-weight-asian="normal" style:font-name-complex="Helvetica" style:font-size-complex="12pt" style:font-weight-complex="normal"/>
    </style:style>
    <style:style style:name="P3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normal" officeooo:rsid="0047d542" officeooo:paragraph-rsid="0049f41e" style:font-name-asian="Helvetica" style:font-size-asian="12pt" style:font-weight-asian="normal" style:font-name-complex="Helvetica" style:font-size-complex="12pt" style:font-weight-complex="normal"/>
    </style:style>
    <style:style style:name="P3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Times New Roman" fo:font-size="12pt" fo:font-weight="bold" officeooo:rsid="0059df8d" officeooo:paragraph-rsid="0059df8d" style:font-name-asian="Helvetica" style:font-size-asian="12pt" style:font-weight-asian="bold" style:font-name-complex="Helvetica" style:font-size-complex="12pt" style:font-weight-complex="bold"/>
    </style:style>
    <style:style style:name="P3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use-window-font-color="true" style:font-name="Arial" fo:font-size="14pt" fo:font-weight="bold" officeooo:rsid="004b5477" officeooo:paragraph-rsid="004b5477" style:font-name-asian="Helvetica" style:font-size-asian="14pt" style:font-weight-asian="bold" style:font-name-complex="Helvetica" style:font-size-complex="14pt" style:font-weight-complex="bold"/>
    </style:style>
    <style:style style:name="P3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rsid="004b5477" officeooo:paragraph-rsid="004b5477"/>
    </style:style>
    <style:style style:name="P3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font-weight="normal" officeooo:rsid="004b5477" officeooo:paragraph-rsid="004b5477" style:font-weight-asian="normal" style:font-weight-complex="normal"/>
    </style:style>
    <style:style style:name="P40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officeooo:rsid="004e78a5" officeooo:paragraph-rsid="004e78a5"/>
    </style:style>
    <style:style style:name="P4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cfff1" officeooo:paragraph-rsid="004cfff1" style:font-name-asian="CourierNewPSMT" style:font-size-asian="12pt" style:font-name-complex="CourierNewPSMT" style:font-size-complex="12pt"/>
    </style:style>
    <style:style style:name="P4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e46b1" officeooo:paragraph-rsid="004e46b1" style:font-name-asian="CourierNewPSMT" style:font-size-asian="12pt" style:font-name-complex="CourierNewPSMT" style:font-size-complex="12pt"/>
    </style:style>
    <style:style style:name="P4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f1297" officeooo:paragraph-rsid="004e78a5" style:font-name-asian="CourierNewPSMT" style:font-size-asian="12pt" style:font-name-complex="CourierNewPSMT" style:font-size-complex="12pt"/>
    </style:style>
    <style:style style:name="P4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f1297" officeooo:paragraph-rsid="004f1297" style:font-name-asian="CourierNewPSMT" style:font-size-asian="12pt" style:font-name-complex="CourierNewPSMT" style:font-size-complex="12pt"/>
    </style:style>
    <style:style style:name="P4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563b07" officeooo:paragraph-rsid="00565b49" style:font-name-asian="CourierNewPSMT" style:font-size-asian="12pt" style:font-name-complex="CourierNewPSMT" style:font-size-complex="12pt"/>
    </style:style>
    <style:style style:name="P46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officeooo:rsid="00436adb" officeooo:paragraph-rsid="00565b49" style:font-name-asian="CourierNewPSMT" style:font-size-asian="12pt" style:font-name-complex="CourierNewPSMT" style:font-size-complex="12pt"/>
    </style:style>
    <style:style style:name="P47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bold" officeooo:rsid="00357a76" officeooo:paragraph-rsid="00583212" style:font-name-asian="CourierNewPSMT" style:font-size-asian="12pt" style:font-weight-asian="bold" style:font-name-complex="CourierNewPSMT" style:font-size-complex="12pt" style:font-weight-complex="bold"/>
    </style:style>
    <style:style style:name="P48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cd747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49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563b07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50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Times New Roman" fo:font-size="12pt" fo:font-weight="normal" officeooo:rsid="003defbf" officeooo:paragraph-rsid="00565b49" style:font-name-asian="CourierNewPSMT" style:font-size-asian="12pt" style:font-weight-asian="normal" style:font-name-complex="CourierNewPSMT" style:font-size-complex="12pt" style:font-weight-complex="normal"/>
    </style:style>
    <style:style style:name="P51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Arial" fo:font-size="14pt" fo:font-weight="bold" officeooo:rsid="004e46b1" officeooo:paragraph-rsid="004e46b1" style:font-name-asian="CourierNewPSMT" style:font-size-asian="14pt" style:font-weight-asian="bold" style:font-name-complex="CourierNewPSMT" style:font-size-complex="14pt" style:font-weight-complex="bold"/>
    </style:style>
    <style:style style:name="P52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fo:color="#000000" style:font-name="Arial" fo:font-size="14pt" fo:font-weight="bold" officeooo:rsid="00450753" officeooo:paragraph-rsid="00565b49" style:font-name-asian="CourierNewPSMT" style:font-size-asian="14pt" style:font-weight-asian="bold" style:font-name-complex="CourierNewPSMT" style:font-size-complex="14pt" style:font-weight-complex="bold"/>
    </style:style>
    <style:style style:name="P53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rsid="004f2349" officeooo:paragraph-rsid="004f2349"/>
    </style:style>
    <style:style style:name="P54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rsid="00503922" officeooo:paragraph-rsid="00503922"/>
    </style:style>
    <style:style style:name="P55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officeooo:rsid="004f1297" officeooo:paragraph-rsid="004f1297"/>
    </style:style>
    <style:style style:name="P56" style:family="paragraph" style:parent-style-name="Standard">
      <style:text-properties officeooo:rsid="004f1297" officeooo:paragraph-rsid="004f1297"/>
    </style:style>
    <style:style style:name="P57" style:family="paragraph" style:parent-style-name="Standard">
      <style:text-properties officeooo:rsid="0054ad2b" officeooo:paragraph-rsid="0054ad2b"/>
    </style:style>
    <style:style style:name="P58" style:family="paragraph" style:parent-style-name="Standard">
      <style:text-properties officeooo:rsid="00563b07" officeooo:paragraph-rsid="00563b07"/>
    </style:style>
    <style:style style:name="P59" style:family="paragraph" style:parent-style-name="Standard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officeooo:paragraph-rsid="005ddef6" style:font-size-asian="10pt" style:font-weight-asian="bold" style:font-size-complex="10pt" style:font-weight-complex="bold"/>
    </style:style>
    <style:style style:name="P60" style:family="paragraph" style:parent-style-name="Standard" style:list-style-name="">
      <style:paragraph-properties style:text-autospace="none">
        <style:tab-stops>
          <style:tab-stop style:position="0.389in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style:font-name-asian="CourierNewPSMT" style:font-name-complex="CourierNewPSMT"/>
    </style:style>
    <style:style style:name="T2" style:family="text">
      <style:text-properties fo:color="#000000" officeooo:rsid="0046f300" style:font-name-asian="CourierNewPSMT" style:font-name-complex="CourierNewPSMT"/>
    </style:style>
    <style:style style:name="T3" style:family="text">
      <style:text-properties fo:color="#000000" officeooo:rsid="004b5477" style:font-name-asian="CourierNewPSMT" style:font-name-complex="CourierNewPSMT"/>
    </style:style>
    <style:style style:name="T4" style:family="text">
      <style:text-properties fo:color="#000000" officeooo:rsid="004f1297" style:font-name-asian="CourierNewPSMT" style:font-name-complex="CourierNewPSMT"/>
    </style:style>
    <style:style style:name="T5" style:family="text">
      <style:text-properties fo:color="#000000" officeooo:rsid="004f2349" style:font-name-asian="CourierNewPSMT" style:font-name-complex="CourierNewPSMT"/>
    </style:style>
    <style:style style:name="T6" style:family="text">
      <style:text-properties fo:color="#000000" officeooo:rsid="00563b07" style:font-name-asian="CourierNewPSMT" style:font-name-complex="CourierNewPSMT"/>
    </style:style>
    <style:style style:name="T7" style:family="text">
      <style:text-properties fo:color="#000000" style:font-name="CourierNewPSMT" fo:font-size="12pt" officeooo:rsid="004f1297" style:font-name-asian="CourierNewPSMT" style:font-size-asian="12pt" style:font-name-complex="CourierNewPSMT" style:font-size-complex="12pt"/>
    </style:style>
    <style:style style:name="T8" style:family="text">
      <style:text-properties fo:color="#000000" style:font-name="CourierNewPSMT" fo:font-size="12pt" officeooo:rsid="0054ad2b" style:font-name-asian="CourierNewPSMT" style:font-size-asian="12pt" style:font-name-complex="CourierNewPSMT" style:font-size-complex="12pt"/>
    </style:style>
    <style:style style:name="T9" style:family="text">
      <style:text-properties fo:color="#000000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10" style:family="text">
      <style:text-properties fo:color="#000000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11" style:family="text">
      <style:text-properties fo:color="#000000" style:font-name-asian="CourierNewPSMT" style:font-name-complex="CourierNewPSMT"/>
    </style:style>
    <style:style style:name="T12" style:family="text">
      <style:text-properties fo:color="#000000" officeooo:rsid="004b5477" style:font-name-asian="CourierNewPSMT" style:font-name-complex="CourierNewPSMT"/>
    </style:style>
    <style:style style:name="T13" style:family="text">
      <style:text-properties fo:color="#aa0d91" style:font-name-asian="CourierNewPSMT" style:font-name-complex="CourierNewPSMT"/>
    </style:style>
    <style:style style:name="T14" style:family="text">
      <style:text-properties fo:color="#aa0d91" officeooo:rsid="0046f300" style:font-name-asian="CourierNewPSMT" style:font-name-complex="CourierNewPSMT"/>
    </style:style>
    <style:style style:name="T15" style:family="text">
      <style:text-properties fo:color="#aa0d91" officeooo:rsid="004f1297" style:font-name-asian="CourierNewPSMT" style:font-name-complex="CourierNewPSMT"/>
    </style:style>
    <style:style style:name="T16" style:family="text">
      <style:text-properties fo:color="#aa0d91" officeooo:rsid="004f2349" style:font-name-asian="CourierNewPSMT" style:font-name-complex="CourierNewPSMT"/>
    </style:style>
    <style:style style:name="T17" style:family="text">
      <style:text-properties fo:color="#aa0d91" officeooo:rsid="00563b07" style:font-name-asian="CourierNewPSMT" style:font-name-complex="CourierNewPSMT"/>
    </style:style>
    <style:style style:name="T18" style:family="text">
      <style:text-properties fo:color="#aa0d91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19" style:family="text">
      <style:text-properties fo:color="#aa0d91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20" style:family="text">
      <style:text-properties fo:color="#aa0d91" style:font-name-asian="CourierNewPSMT" style:font-name-complex="CourierNewPSMT"/>
    </style:style>
    <style:style style:name="T21" style:family="text">
      <style:text-properties fo:color="#aa0d91" officeooo:rsid="004b5477" style:font-name-asian="CourierNewPSMT" style:font-name-complex="CourierNewPSMT"/>
    </style:style>
    <style:style style:name="T22" style:family="text">
      <style:text-properties fo:color="#5c2699" style:font-name-asian="CourierNewPSMT" style:font-name-complex="CourierNewPSMT"/>
    </style:style>
    <style:style style:name="T23" style:family="text">
      <style:text-properties fo:color="#5c2699" officeooo:rsid="0046f300" style:font-name-asian="CourierNewPSMT" style:font-name-complex="CourierNewPSMT"/>
    </style:style>
    <style:style style:name="T24" style:family="text">
      <style:text-properties fo:color="#5c2699" officeooo:rsid="004f2349" style:font-name-asian="CourierNewPSMT" style:font-name-complex="CourierNewPSMT"/>
    </style:style>
    <style:style style:name="T25" style:family="text">
      <style:text-properties fo:color="#5c2699" officeooo:rsid="00563b07" style:font-name-asian="CourierNewPSMT" style:font-name-complex="CourierNewPSMT"/>
    </style:style>
    <style:style style:name="T26" style:family="text">
      <style:text-properties fo:color="#5c2699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27" style:family="text">
      <style:text-properties fo:color="#5c2699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28" style:family="text">
      <style:text-properties fo:color="#5c2699" style:font-name-asian="CourierNewPSMT" style:font-name-complex="CourierNewPSMT"/>
    </style:style>
    <style:style style:name="T29" style:family="text">
      <style:text-properties fo:color="#5c2699" officeooo:rsid="004b5477" style:font-name-asian="CourierNewPSMT" style:font-name-complex="CourierNewPSMT"/>
    </style:style>
    <style:style style:name="T30" style:family="text">
      <style:text-properties fo:color="#2e0d6e" style:font-name-asian="CourierNewPSMT" style:font-name-complex="CourierNewPSMT"/>
    </style:style>
    <style:style style:name="T31" style:family="text">
      <style:text-properties fo:color="#2e0d6e" officeooo:rsid="0046f300" style:font-name-asian="CourierNewPSMT" style:font-name-complex="CourierNewPSMT"/>
    </style:style>
    <style:style style:name="T32" style:family="text">
      <style:text-properties fo:color="#3f6e74" style:font-name-asian="CourierNewPSMT" style:font-name-complex="CourierNewPSMT"/>
    </style:style>
    <style:style style:name="T33" style:family="text">
      <style:text-properties fo:color="#3f6e74" officeooo:rsid="0046f300" style:font-name-asian="CourierNewPSMT" style:font-name-complex="CourierNewPSMT"/>
    </style:style>
    <style:style style:name="T34" style:family="text">
      <style:text-properties fo:color="#3f6e74" officeooo:rsid="004f1297" style:font-name-asian="CourierNewPSMT" style:font-name-complex="CourierNewPSMT"/>
    </style:style>
    <style:style style:name="T35" style:family="text">
      <style:text-properties fo:color="#3f6e74" officeooo:rsid="004f2349" style:font-name-asian="CourierNewPSMT" style:font-name-complex="CourierNewPSMT"/>
    </style:style>
    <style:style style:name="T36" style:family="text">
      <style:text-properties fo:color="#3f6e74" officeooo:rsid="00563b07" style:font-name-asian="CourierNewPSMT" style:font-name-complex="CourierNewPSMT"/>
    </style:style>
    <style:style style:name="T37" style:family="text">
      <style:text-properties fo:color="#3f6e74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38" style:family="text">
      <style:text-properties fo:color="#3f6e74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39" style:family="text">
      <style:text-properties fo:color="#3f6e74" style:font-name-asian="CourierNewPSMT" style:font-name-complex="CourierNewPSMT"/>
    </style:style>
    <style:style style:name="T40" style:family="text">
      <style:text-properties fo:color="#3f6e74" officeooo:rsid="004b5477" style:font-name-asian="CourierNewPSMT" style:font-name-complex="CourierNewPSMT"/>
    </style:style>
    <style:style style:name="T41" style:family="text">
      <style:text-properties fo:color="#1c00cf" style:font-name-asian="CourierNewPSMT" style:font-name-complex="CourierNewPSMT"/>
    </style:style>
    <style:style style:name="T42" style:family="text">
      <style:text-properties fo:color="#1c00cf" officeooo:rsid="004f1297" style:font-name-asian="CourierNewPSMT" style:font-name-complex="CourierNewPSMT"/>
    </style:style>
    <style:style style:name="T43" style:family="text">
      <style:text-properties fo:color="#1c00cf" officeooo:rsid="004f2349" style:font-name-asian="CourierNewPSMT" style:font-name-complex="CourierNewPSMT"/>
    </style:style>
    <style:style style:name="T44" style:family="text">
      <style:text-properties fo:color="#1c00cf" officeooo:rsid="00563b07" style:font-name-asian="CourierNewPSMT" style:font-name-complex="CourierNewPSMT"/>
    </style:style>
    <style:style style:name="T45" style:family="text">
      <style:text-properties fo:color="#1c00cf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46" style:family="text">
      <style:text-properties fo:color="#1c00cf" style:font-name-asian="CourierNewPSMT" style:font-name-complex="CourierNewPSMT"/>
    </style:style>
    <style:style style:name="T47" style:family="text">
      <style:text-properties fo:color="#26474b" style:font-name-asian="CourierNewPSMT" style:font-name-complex="CourierNewPSMT"/>
    </style:style>
    <style:style style:name="T48" style:family="text">
      <style:text-properties fo:color="#26474b" officeooo:rsid="004f1297" style:font-name-asian="CourierNewPSMT" style:font-name-complex="CourierNewPSMT"/>
    </style:style>
    <style:style style:name="T49" style:family="text">
      <style:text-properties fo:color="#26474b" officeooo:rsid="004f2349" style:font-name-asian="CourierNewPSMT" style:font-name-complex="CourierNewPSMT"/>
    </style:style>
    <style:style style:name="T50" style:family="text">
      <style:text-properties fo:color="#26474b" officeooo:rsid="00563b07" style:font-name-asian="CourierNewPSMT" style:font-name-complex="CourierNewPSMT"/>
    </style:style>
    <style:style style:name="T51" style:family="text">
      <style:text-properties fo:color="#26474b" style:font-name="Courier New" fo:font-size="10pt" fo:font-weight="bold" officeooo:rsid="004f1297" style:font-name-asian="CourierNewPSMT" style:font-size-asian="10pt" style:font-weight-asian="bold" style:font-name-complex="CourierNewPSMT" style:font-size-complex="10pt" style:font-weight-complex="bold"/>
    </style:style>
    <style:style style:name="T52" style:family="text">
      <style:text-properties fo:color="#26474b" style:font-name="Courier New" fo:font-size="10pt" fo:font-weight="bold" officeooo:rsid="00522a20" style:font-name-asian="CourierNewPSMT" style:font-size-asian="10pt" style:font-weight-asian="bold" style:font-name-complex="CourierNewPSMT" style:font-size-complex="10pt" style:font-weight-complex="bold"/>
    </style:style>
    <style:style style:name="T53" style:family="text">
      <style:text-properties fo:color="#26474b" style:font-name="Courier New" fo:font-size="10pt" fo:font-weight="bold" officeooo:rsid="0054ad2b" style:font-name-asian="CourierNewPSMT" style:font-size-asian="10pt" style:font-weight-asian="bold" style:font-name-complex="CourierNewPSMT" style:font-size-complex="10pt" style:font-weight-complex="bold"/>
    </style:style>
    <style:style style:name="T54" style:family="text">
      <style:text-properties style:use-window-font-color="true" fo:font-size="12pt" officeooo:rsid="0048949e" style:font-name-asian="Helvetica" style:font-size-asian="12pt" style:font-name-complex="Helvetica" style:font-size-complex="12pt"/>
    </style:style>
    <style:style style:name="T55" style:family="text">
      <style:text-properties style:use-window-font-color="true" fo:font-size="12pt" officeooo:rsid="0049f41e" style:font-name-asian="Helvetica" style:font-size-asian="12pt" style:font-name-complex="Helvetica" style:font-size-complex="12pt"/>
    </style:style>
    <style:style style:name="T56" style:family="text">
      <style:text-properties style:use-window-font-color="true" fo:font-size="12pt" officeooo:rsid="0047d542" style:font-name-asian="Helvetica" style:font-size-asian="12pt" style:font-name-complex="Helvetica" style:font-size-complex="12pt"/>
    </style:style>
    <style:style style:name="T57" style:family="text">
      <style:text-properties style:use-window-font-color="true" fo:font-size="12pt" officeooo:rsid="004a649b" style:font-name-asian="Helvetica" style:font-size-asian="12pt" style:font-name-complex="Helvetica" style:font-size-complex="12pt"/>
    </style:style>
    <style:style style:name="T58" style:family="text">
      <style:text-properties style:use-window-font-color="true" fo:font-size="12pt" officeooo:rsid="0059df8d" style:font-name-asian="Helvetica" style:font-size-asian="12pt" style:font-name-complex="Helvetica" style:font-size-complex="12pt"/>
    </style:style>
    <style:style style:name="T59" style:family="text">
      <style:text-properties style:use-window-font-color="true" fo:font-size="12pt" officeooo:rsid="005bea18" style:font-name-asian="Helvetica" style:font-size-asian="12pt" style:font-name-complex="Helvetica" style:font-size-complex="12pt"/>
    </style:style>
    <style:style style:name="T60" style:family="text">
      <style:text-properties style:use-window-font-color="true" fo:font-size="12pt" officeooo:rsid="005db9db" style:font-name-asian="Helvetica" style:font-size-asian="12pt" style:font-name-complex="Helvetica" style:font-size-complex="12pt"/>
    </style:style>
    <style:style style:name="T61" style:family="text">
      <style:text-properties style:use-window-font-color="true" fo:font-size="12pt" style:text-underline-style="solid" style:text-underline-width="auto" style:text-underline-color="font-color" officeooo:rsid="0049f41e" style:font-name-asian="Helvetica" style:font-size-asian="12pt" style:font-name-complex="Helvetica" style:font-size-complex="12pt"/>
    </style:style>
    <style:style style:name="T62" style:family="text">
      <style:text-properties style:use-window-font-color="true" style:font-name="Times New Roman" fo:font-size="12pt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63" style:family="text">
      <style:text-properties style:use-window-font-color="true" style:font-name="Times New Roman" fo:font-size="12pt" style:text-underline-style="solid" style:text-underline-width="auto" style:text-underline-color="font-color" fo:font-weight="normal" officeooo:rsid="002c371a" style:font-name-asian="Helvetica" style:font-size-asian="12pt" style:font-weight-asian="normal" style:font-name-complex="Helvetica" style:font-size-complex="12pt" style:font-weight-complex="normal"/>
    </style:style>
    <style:style style:name="T64" style:family="text">
      <style:text-properties style:use-window-font-color="true" fo:font-weight="bold" officeooo:rsid="002c371a" style:font-name-asian="Helvetica" style:font-weight-asian="bold" style:font-name-complex="Helvetica" style:font-weight-complex="bold"/>
    </style:style>
    <style:style style:name="T65" style:family="text">
      <style:text-properties style:use-window-font-color="true" fo:font-size="14pt" fo:font-weight="bold" officeooo:rsid="002c371a" style:font-name-asian="Helvetica" style:font-size-asian="14pt" style:font-weight-asian="bold" style:font-name-complex="Helvetica" style:font-size-complex="14pt" style:font-weight-complex="bold"/>
    </style:style>
    <style:style style:name="T66" style:family="text">
      <style:text-properties style:use-window-font-color="true" fo:font-size="14pt" fo:font-weight="bold" officeooo:rsid="0048949e" style:font-name-asian="Helvetica" style:font-size-asian="14pt" style:font-weight-asian="bold" style:font-name-complex="Helvetica" style:font-size-complex="14pt" style:font-weight-complex="bold"/>
    </style:style>
    <style:style style:name="T67" style:family="text">
      <style:text-properties fo:font-weight="bold" officeooo:rsid="004b5477" style:font-weight-asian="bold" style:font-weight-complex="bold"/>
    </style:style>
    <style:style style:name="T68" style:family="text">
      <style:text-properties officeooo:rsid="003a8ada"/>
    </style:style>
    <style:style style:name="T69" style:family="text">
      <style:text-properties fo:font-weight="normal" officeooo:rsid="004b5477" style:font-weight-asian="normal" style:font-weight-complex="normal"/>
    </style:style>
    <style:style style:name="T70" style:family="text">
      <style:text-properties fo:font-weight="normal" officeooo:rsid="005ddef6" style:font-weight-asian="normal" style:font-weight-complex="normal"/>
    </style:style>
    <style:style style:name="T71" style:family="text">
      <style:text-properties officeooo:rsid="00436adb"/>
    </style:style>
    <style:style style:name="T72" style:family="text">
      <style:text-properties officeooo:rsid="0043c429"/>
    </style:style>
    <style:style style:name="T73" style:family="text">
      <style:text-properties officeooo:rsid="00450753"/>
    </style:style>
    <style:style style:name="T74" style:family="text">
      <style:text-properties officeooo:rsid="0046f300"/>
    </style:style>
    <style:style style:name="T75" style:family="text">
      <style:text-properties fo:color="#c41a16" style:font-name-asian="CourierNewPSMT" style:font-name-complex="CourierNewPSMT"/>
    </style:style>
    <style:style style:name="T76" style:family="text">
      <style:text-properties officeooo:rsid="0047d542"/>
    </style:style>
    <style:style style:name="T77" style:family="text">
      <style:text-properties officeooo:rsid="004b5477"/>
    </style:style>
    <style:style style:name="T78" style:family="text">
      <style:text-properties officeooo:rsid="004cfff1"/>
    </style:style>
    <style:style style:name="T79" style:family="text">
      <style:text-properties fo:font-size="12pt" officeooo:rsid="004cfff1" style:font-name-asian="CourierNewPSMT" style:font-size-asian="12pt" style:font-name-complex="CourierNewPSMT" style:font-size-complex="12pt"/>
    </style:style>
    <style:style style:name="T80" style:family="text">
      <style:text-properties fo:font-size="12pt" officeooo:rsid="004e78a5" style:font-name-asian="CourierNewPSMT" style:font-size-asian="12pt" style:font-name-complex="CourierNewPSMT" style:font-size-complex="12pt"/>
    </style:style>
    <style:style style:name="T81" style:family="text">
      <style:text-properties fo:font-size="12pt" officeooo:rsid="004f1297" style:font-name-asian="CourierNewPSMT" style:font-size-asian="12pt" style:font-name-complex="CourierNewPSMT" style:font-size-complex="12pt"/>
    </style:style>
    <style:style style:name="T82" style:family="text">
      <style:text-properties fo:font-size="12pt" officeooo:rsid="0052632f" style:font-name-asian="CourierNewPSMT" style:font-size-asian="12pt" style:font-name-complex="CourierNewPSMT" style:font-size-complex="12pt"/>
    </style:style>
    <style:style style:name="T83" style:family="text">
      <style:text-properties officeooo:rsid="004f1297" style:font-name-asian="CourierNewPSMT" style:font-name-complex="CourierNewPSMT"/>
    </style:style>
    <style:style style:name="T84" style:family="text">
      <style:text-properties officeooo:rsid="00563b07"/>
    </style:style>
    <style:style style:name="T85" style:family="text">
      <style:text-properties officeooo:rsid="00565b49"/>
    </style:style>
    <style:style style:name="T86" style:family="text">
      <style:text-properties officeooo:rsid="005bdd93"/>
    </style:style>
    <style:style style:name="T87" style:family="text">
      <style:text-properties officeooo:rsid="005bea18"/>
    </style:style>
    <style:style style:name="T88" style:family="text">
      <style:text-properties officeooo:rsid="005f8c58"/>
    </style:style>
    <style:style style:name="T89" style:family="text">
      <style:text-properties officeooo:rsid="005fbfa6"/>
    </style:style>
    <style:style style:name="T90" style:family="text">
      <style:text-properties officeooo:rsid="00613f7b"/>
    </style:style>
    <style:style style:name="T91" style:family="text">
      <style:text-properties officeooo:rsid="0061a3bc"/>
    </style:style>
    <style:style style:name="T92" style:family="text">
      <style:text-properties officeooo:rsid="00635e98"/>
    </style:style>
    <style:style style:name="T93" style:family="text">
      <style:text-properties officeooo:rsid="00645e0e"/>
    </style:style>
    <style:style style:name="T94" style:family="text">
      <style:text-properties officeooo:rsid="00661ddf"/>
    </style:style>
    <style:style style:name="T95" style:family="text">
      <style:text-properties officeooo:rsid="00677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impleLayout:</text:p>
      <text:p text:style-name="P22">A Simple Approach to iOS View Layout</text:p>
      <text:p text:style-name="P14"/>
      <text:p text:style-name="P28">SimpleLayout is a very small addition to the API already available in iOS. <text:s/><text:span text:style-name="T86">It makes creating dynamic layouts a small and manageable task.</text:span></text:p>
      <text:p text:style-name="P28"><text:span text:style-name="T86"/></text:p>
      <text:p text:style-name="P28"><text:span text:style-name="T86">The goal of layout </text:span><text:span text:style-name="T87">code is to size and position the subviews of the view. <text:s/>Good layout code will adapt dynamically to changes in the size of the parent view.</text:span></text:p>
      <text:p text:style-name="P25"/>
      <text:p text:style-name="P22">Sizing Views</text:p>
      <text:p text:style-name="P25"/>
      <text:p text:style-name="P15"><text:span text:style-name="T74">Some views know intrinsically how big they ought to be. <text:s/>UILabel and UIButton objects will set their frame size to accommodate their text if you call resizeToFit. <text:s/>For example, when the following code is executed, the topLabel UILabel will have its frame set to the proper </text:span><text:span text:style-name="T76">size to contain the text assigned.</text:span></text:p>
      <text:p text:style-name="P25"/>
      <text:p text:style-name="P4"><text:span text:style-name="T2"><text:s text:c="4"/></text:span><text:span text:style-name="T14">self</text:span><text:span text:style-name="T2">.</text:span><text:span text:style-name="T33">topLabel</text:span><text:span text:style-name="T2"> = [[[</text:span><text:span text:style-name="T23">UILabel</text:span><text:span text:style-name="T2"> </text:span><text:span text:style-name="T31">alloc</text:span><text:span text:style-name="T2">] </text:span><text:span text:style-name="T31">init</text:span><text:span text:style-name="T2">] </text:span><text:span text:style-name="T31">autorelease</text:span><text:span text:style-name="T2">];</text:span></text:p>
      <text:p text:style-name="P1"><text:span text:style-name="T1"><text:s text:c="4"/></text:span><text:span text:style-name="T13">self</text:span><text:span text:style-name="T1">.</text:span><text:span text:style-name="T32">topLabel</text:span><text:span text:style-name="T1">.</text:span><text:span text:style-name="T22">text</text:span><text:span text:style-name="T1"> = </text:span><text:span text:style-name="T75">@"topLabel"</text:span><text:span text:style-name="T1">;</text:span></text:p>
      <text:p text:style-name="P1"><text:span text:style-name="T1"><text:s text:c="4"/>[</text:span><text:span text:style-name="T13">self</text:span><text:span text:style-name="T1">.</text:span><text:span text:style-name="T32">topLabel</text:span><text:span text:style-name="T1"> </text:span><text:span text:style-name="T30">sizeToFit</text:span><text:span text:style-name="T1">];</text:span></text:p>
      <text:p text:style-name="P29"/>
      <text:p text:style-name="P31">Slider controls know how tall they should be (assuming you're laying it out horizontally). <text:s/>But they don't know how wide to be. <text:s/>You'll have to provide that by arbitrarily choosing a width or (better yet) by setting it in your SimpleLayout code.</text:p>
      <text:p text:style-name="P31"/>
      <text:p text:style-name="P31">Other views won't know what to do for either dimension.</text:p>
      <text:p text:style-name="P31"/>
      <text:p text:style-name="P31">Q: How big should you be Mr. UITextView?</text:p>
      <text:p text:style-name="P31">A: I dunno. <text:s/>How big do you want me to be?</text:p>
      <text:p text:style-name="P31"/>
      <text:p text:style-name="P31">I generally call sizeToFit at the point I create my views. <text:s/>Otherwise I do the rest of the view resizing as part of my layout code.</text:p>
      <text:p text:style-name="P31"/>
      <text:p text:style-name="P16"><text:span text:style-name="T76">I do recommend, </text:span><text:span text:style-name="T87">moreover</text:span><text:span text:style-name="T76">, that you </text:span><text:span text:style-name="T62">execute code that changes the size of your subviews </text:span><text:span text:style-name="T63">before</text:span><text:span text:style-name="T62"> positioning them, or other subviews that depend on them. <text:s/>Imagine that you place subview B to the right of subview A and then increase the width of A. <text:s/>You might end up obscuring B.</text:span></text:p>
      <text:p text:style-name="P25"/>
      <text:h text:style-name="P20" text:outline-level="3"><text:bookmark text:name="jumpTo_77"/><text:span text:style-name="T65">viewWillLayoutSubviews </text:span><text:span text:style-name="T66">and </text:span><text:bookmark text:name="jumpTo_88"/><text:span text:style-name="T64">layoutSubviews</text:span></text:h>
      <text:p text:style-name="P32"/>
      <text:p text:style-name="P7"><text:span text:style-name="T59">In order to adapt dynamically</text:span><text:span text:style-name="T54">, your SimpleLayout code needs to be called whenever the size of your view changes – most often when the user has rotated the device. <text:s/></text:span><text:span text:style-name="T55">There are really only two good options. <text:s/>If you have a custom UIView (and you should unless you have a </text:span><text:span text:style-name="T61">very</text:span><text:span text:style-name="T55"> simple view), you should put your layout code in UIView.layoutSubViews. <text:s/>Or call it from there.</text:span></text:p>
      <text:p text:style-name="P33"/>
      <text:p text:style-name="P7"><text:span text:style-name="T55">Otherwise, if you are determined to handle everything in your UIViewController, put your layout code in UIViewController.viewWillLayoutSubviews. </text:span><text:span text:style-name="T57">Or call it from there.</text:span></text:p>
      <text:p text:style-name="P33"/>
      <text:p text:style-name="P7"><text:span text:style-name="T57">If you want </text:span><text:span text:style-name="T60">more information about</text:span><text:span text:style-name="T57"> why this is the best place to put orientation/layout code, s</text:span><text:span text:style-name="T56">ee Kevin Dew's </text:span><text:span text:style-name="T55">excellent</text:span><text:span text:style-name="T56"> </text:span><text:span text:style-name="T58">page on the topic at:</text:span></text:p>
      <text:p text:style-name="P34"><text:soft-page-break/></text:p>
      <text:p text:style-name="P36">http://kevindew.me/post/18579273258/where-to-progmatically-lay-out-views-in-ios-5-and</text:p>
      <text:p text:style-name="P37"/>
      <text:p text:style-name="P37">SimpleLayout</text:p>
      <text:p text:style-name="P35"/>
      <text:p text:style-name="P38">SimpleLayout is an Objective C category that extends UIView, adding getters and setters for the following (virtual) attributes:</text:p>
      <text:p text:style-name="P38"/>
      <text:p text:style-name="P38">top</text:p>
      <text:p text:style-name="P38">bottom</text:p>
      <text:p text:style-name="P38">left</text:p>
      <text:p text:style-name="P38">right</text:p>
      <text:p text:style-name="P38">centerX</text:p>
      <text:p text:style-name="P38">centerY</text:p>
      <text:p text:style-name="P38">width</text:p>
      <text:p text:style-name="P38">height</text:p>
      <text:p text:style-name="P38"/>
      <text:p text:style-name="P38">These simple additions to the UIView class will allow us to quickly and easily layout any view.</text:p>
      <text:p text:style-name="P38"/>
      <text:p text:style-name="P6"><text:span text:style-name="T77">Setting </text:span><text:span text:style-name="T67">view.top = 10</text:span><text:span text:style-name="T69"> will position the view so that view.frame.origin.y = 10. <text:s/>SimpleLayout is </text:span><text:span text:style-name="T70">an example of </text:span><text:span text:style-name="T69">what is sometimes called “semantic sugar”. <text:s/>You could code the same thing directly, but it wouldn't be nearly as succinct. <text:s/>iOS won't let you set a part of the frame. <text:s/>It's all or nothing. <text:s/>So in reality you would have to write:</text:span></text:p>
      <text:p text:style-name="P39"/>
      <text:p text:style-name="P59"><text:span text:style-name="T3"><text:s text:c="4"/></text:span><text:span text:style-name="T29">CGRect</text:span><text:span text:style-name="T3"> frame = </text:span><text:span text:style-name="T21">self</text:span><text:span text:style-name="T3">.</text:span><text:span text:style-name="T40">someLabel</text:span><text:span text:style-name="T3">.</text:span><text:span text:style-name="T29">frame</text:span><text:span text:style-name="T3">;</text:span></text:p>
      <text:p text:style-name="P60"><text:span text:style-name="T1"><text:s text:c="4"/>frame.</text:span><text:span text:style-name="T22">origin</text:span><text:span text:style-name="T1">.</text:span><text:span text:style-name="T22">y</text:span><text:span text:style-name="T1"> = </text:span><text:span text:style-name="T41">10</text:span><text:span text:style-name="T1">;</text:span></text:p>
      <text:p text:style-name="P60"><text:span text:style-name="T1"><text:s text:c="4"/></text:span><text:span text:style-name="T13">self</text:span><text:span text:style-name="T1">.</text:span><text:span text:style-name="T32">someLabel</text:span><text:span text:style-name="T1">.</text:span><text:span text:style-name="T22">frame</text:span><text:span text:style-name="T1"> = frame;</text:span></text:p>
      <text:p text:style-name="P26"/>
      <text:p text:style-name="P40">That's <text:span text:style-name="T88">more work to type and less readable.</text:span></text:p>
      <text:p text:style-name="P40"/>
      <text:p text:style-name="P13"><text:span text:style-name="T78">To use SimpleLayout in your own code, add </text:span><text:span text:style-name="T79">UIView+SimpleLayout.h and .m to your project. <text:s/>Import the header file in the class where you want to do your layout.</text:span></text:p>
      <text:p text:style-name="P41"/>
      <text:p text:style-name="P51">Using SimpleLayout</text:p>
      <text:p text:style-name="P42"/>
      <text:p text:style-name="P13"><text:span text:style-name="T80">There are two examples using SimpleLayout in the demo code (and one using auto layout for contrast). <text:s/>They should </text:span><text:span text:style-name="T81">be all you need to get on with. <text:s/>But here are a few examples to send you off to a good start. <text:s/></text:span><text:span text:style-name="T82">These examples all assume that you are working in UIViewController code.</text:span></text:p>
      <text:p text:style-name="P43"/>
      <text:p text:style-name="P44">We'll start off with the simplest example – positioning at a specific location.</text:p>
      <text:p text:style-name="P44"/>
      <text:p text:style-name="P8"><text:span text:style-name="T83"><text:s text:c="4"/></text:span><text:span text:style-name="T15">self</text:span><text:span text:style-name="T83">.</text:span><text:span text:style-name="T34">someLabel</text:span><text:span text:style-name="T83">.</text:span><text:span text:style-name="T48">left</text:span><text:span text:style-name="T83"> = </text:span><text:span text:style-name="T42">10</text:span><text:span text:style-name="T83">;</text:span></text:p>
      <text:p text:style-name="P1"><text:span text:style-name="T1"><text:s text:c="4"/></text:span><text:span text:style-name="T13">self</text:span><text:span text:style-name="T1">.</text:span><text:span text:style-name="T32">someLabel</text:span><text:span text:style-name="T1">.</text:span><text:span text:style-name="T47">top</text:span><text:span text:style-name="T1"> = </text:span><text:span text:style-name="T41">10</text:span><text:span text:style-name="T1">;</text:span></text:p>
      <text:p text:style-name="P53"/>
      <text:p text:style-name="P53">This is the same thing as writing:</text:p>
      <text:p text:style-name="P53"/>
      <text:p text:style-name="P3"><text:span text:style-name="T5"><text:s text:c="4"/></text:span><text:span text:style-name="T16">self</text:span><text:span text:style-name="T5">.</text:span><text:span text:style-name="T35">someLabel</text:span><text:span text:style-name="T5">.</text:span><text:span text:style-name="T49">left</text:span><text:span text:style-name="T5"> = </text:span><text:span text:style-name="T16">self</text:span><text:span text:style-name="T5">.</text:span><text:span text:style-name="T24">view</text:span><text:span text:style-name="T5">.</text:span><text:span text:style-name="T49">left</text:span><text:span text:style-name="T5"> + </text:span><text:span text:style-name="T43">10</text:span><text:span text:style-name="T5">;</text:span></text:p>
      <text:p text:style-name="P1"><text:span text:style-name="T1"><text:s text:c="4"/></text:span><text:span text:style-name="T13">self</text:span><text:span text:style-name="T1">.</text:span><text:span text:style-name="T32">someLabel</text:span><text:span text:style-name="T1">.</text:span><text:span text:style-name="T47">top</text:span><text:span text:style-name="T1"> = </text:span><text:span text:style-name="T13">self</text:span><text:span text:style-name="T1">.</text:span><text:span text:style-name="T22">view</text:span><text:span text:style-name="T1">.</text:span><text:span text:style-name="T47">right</text:span><text:span text:style-name="T1"> + </text:span><text:span text:style-name="T41">10</text:span><text:span text:style-name="T1">;</text:span></text:p>
      <text:p text:style-name="P30"/>
      <text:p text:style-name="P54">This is true because we are working within the parent view's <text:span text:style-name="T89">coordinate system</text:span>. <text:s/>So self.view.top and <text:soft-page-break/>self.view.left will always be 0;</text:p>
      <text:p text:style-name="P55"/>
      <text:p text:style-name="P55"><text:span text:style-name="T90">The following code shows how</text:span> to align two views.</text:p>
      <text:p text:style-name="P55"/>
      <text:p text:style-name="P2"><text:span text:style-name="T4"><text:s text:c="4"/></text:span><text:span text:style-name="T15">self</text:span><text:span text:style-name="T4">.</text:span><text:span text:style-name="T34">otherLabel</text:span><text:span text:style-name="T4">.</text:span><text:span text:style-name="T48">top</text:span><text:span text:style-name="T4"> = </text:span><text:span text:style-name="T42">50</text:span><text:span text:style-name="T4">;</text:span></text:p>
      <text:p text:style-name="P1"><text:span text:style-name="T1"><text:s text:c="4"/></text:span><text:span text:style-name="T13">self</text:span><text:span text:style-name="T1">.</text:span><text:span text:style-name="T32">otherLabel</text:span><text:span text:style-name="T1">.</text:span><text:span text:style-name="T47">left</text:span><text:span text:style-name="T1"> = </text:span><text:span text:style-name="T13">self</text:span><text:span text:style-name="T1">.</text:span><text:span text:style-name="T32">someLabel</text:span><text:span text:style-name="T1">.</text:span><text:span text:style-name="T47">left</text:span><text:span text:style-name="T1">;</text:span></text:p>
      <text:p text:style-name="P27"/>
      <text:p text:style-name="P56">Setting the right and bottom attributes do not affect size, only positioning. <text:s/>The following code only moves the <text:span text:style-name="T90">right side of the </text:span>label to be 20 points from the right side of the view.</text:p>
      <text:p text:style-name="P56"/>
      <text:p text:style-name="P17"><text:span text:style-name="T7"><text:s text:c="4"/></text:span><text:span text:style-name="T18">self</text:span><text:span text:style-name="T9">.</text:span><text:span text:style-name="T37">someLabel</text:span><text:span text:style-name="T9">.</text:span><text:span text:style-name="T51">right</text:span><text:span text:style-name="T9"> = </text:span><text:span text:style-name="T18">self</text:span><text:span text:style-name="T9">.</text:span><text:span text:style-name="T26">view</text:span><text:span text:style-name="T9">.</text:span><text:span text:style-name="T51">right </text:span><text:span text:style-name="T52">- 20</text:span><text:span text:style-name="T9">;</text:span></text:p>
      <text:p text:style-name="P56"/>
      <text:p text:style-name="P24"><text:span text:style-name="T91">Making Your Layout Dynamic</text:span></text:p>
      <text:p text:style-name="P24"/>
      <text:p text:style-name="P57">These examples are useful, but you don't really utilize the power inherent in SimpleLayout until you start making you<text:span text:style-name="T92">r</text:span> calculations dependent on the current size of the parent view. <text:s/>Then your layout will <text:span text:style-name="T93">adapt as</text:span> the size <text:span text:style-name="T93">of the parent view </text:span>changes.</text:p>
      <text:p text:style-name="P57"/>
      <text:p text:style-name="P18"><text:span text:style-name="T8"><text:s text:c="4"/></text:span><text:span text:style-name="T19">self</text:span><text:span text:style-name="T10">.</text:span><text:span text:style-name="T38">someSlider</text:span><text:span text:style-name="T10">.</text:span><text:span text:style-name="T53">width</text:span><text:span text:style-name="T10"> = </text:span><text:span text:style-name="T19">self</text:span><text:span text:style-name="T10">.</text:span><text:span text:style-name="T27">view</text:span><text:span text:style-name="T10">.</text:span><text:span text:style-name="T53">width</text:span><text:span text:style-name="T10"> * </text:span><text:span text:style-name="T45">.70</text:span><text:span text:style-name="T10">;</text:span></text:p>
      <text:p text:style-name="P57"/>
      <text:p text:style-name="P58">If you've placed your layout code as recommended above, it will be called every time the size of the view changes. <text:s/>So the slider above will stretch or shrink to be exactly 70% as wide as the parent view.</text:p>
      <text:p text:style-name="P58"/>
      <text:p text:style-name="P5"><text:span text:style-name="T6"><text:s text:c="4"/></text:span><text:span text:style-name="T17">self</text:span><text:span text:style-name="T6">.</text:span><text:span text:style-name="T36">otherLabel</text:span><text:span text:style-name="T6">.</text:span><text:span text:style-name="T50">top</text:span><text:span text:style-name="T6"> = </text:span><text:span text:style-name="T17">self</text:span><text:span text:style-name="T6">.</text:span><text:span text:style-name="T36">someLabel</text:span><text:span text:style-name="T6">.</text:span><text:span text:style-name="T50">bottom</text:span><text:span text:style-name="T6"> - (</text:span><text:span text:style-name="T17">self</text:span><text:span text:style-name="T6">.</text:span><text:span text:style-name="T25">view</text:span><text:span text:style-name="T6">.</text:span><text:span text:style-name="T50">height</text:span><text:span text:style-name="T6"> * </text:span><text:span text:style-name="T44">.08</text:span><text:span text:style-name="T6">);</text:span></text:p>
      <text:p text:style-name="P58"/>
      <text:p text:style-name="P58">This is another example of a dynamic layout. <text:s/>The space between someLabel and otherLabel will stretch or shrink depending on the size of the view.</text:p>
      <text:p text:style-name="P58"/>
      <text:p text:style-name="P19"><text:span text:style-name="T84">One of the things that auto layout can't do is to provide equal spacing between multiple subviews that </text:span><text:span text:style-name="T85">grows or shrinks with the view. <text:s/>See the </text:span><text:span text:style-name="T94">SimpleLayout classes</text:span><text:span text:style-name="T85"> in the demo project to see how that is done.</text:span></text:p>
      <text:p text:style-name="P58"/>
      <text:p text:style-name="P45">Well that's probably all you need to be getting on with.</text:p>
      <text:p text:style-name="P45"/>
      <text:p text:style-name="P23">License</text:p>
      <text:p text:style-name="P46"/>
      <text:p text:style-name="P9"><text:span text:style-name="T71">SimpleLayout</text:span> is provided with <text:span text:style-name="T72">a</text:span> BSD license, so you can use Simple<text:span text:style-name="T68">L</text:span>ayout for all projects free and commercial. <text:span text:style-name="T73">But I wouldn't mind if you mentioned to people how nifty SimpleLayout is.</text:span></text:p>
      <text:p text:style-name="P11"/>
      <text:p text:style-name="P52">Getting SimpleLayout</text:p>
      <text:p text:style-name="P9"/>
      <text:p text:style-name="P10">The class and the example project are available at GitHub:</text:p>
      <text:p text:style-name="P47"/>
      <text:p text:style-name="P47">https://github.com/david-a-rogers/SimpleLayout.git</text:p>
      <text:p text:style-name="P48"/>
      <text:p text:style-name="P12">David A. Rogers</text:p>
      <text:p text:style-name="P49">August 2<text:span text:style-name="T95">6</text:span>, 2013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836 110" svg:d="m0 0h278 278 280v36 36 38h-278-278-280v-36-36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ogers</meta:initial-creator>
    <meta:creation-date>2013-08-17T12:00:33</meta:creation-date>
    <dc:date>2013-08-26T22:02:58</dc:date>
    <dc:creator>David Rogers</dc:creator>
    <meta:editing-duration>P2DT11H28M49S</meta:editing-duration>
    <meta:editing-cycles>65</meta:editing-cycles>
    <meta:generator>LibreOffice/3.6$MacOSX_x86 LibreOffice_project/e183d5b-f8ccaf6-3804794-95b4be8-895629</meta:generator>
    <meta:printed-by>David Rogers</meta:printed-by>
    <meta:print-date>2013-08-22T22:29:19</meta:print-date>
    <meta:document-statistic meta:table-count="0" meta:image-count="0" meta:object-count="0" meta:page-count="3" meta:paragraph-count="66" meta:word-count="926" meta:character-count="5706" meta:non-whitespace-character-count="4758"/>
  </office:meta>
</office:document-meta>
</file>